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84" officeooo:paragraph-rsid="001c0e84"/>
    </style:style>
    <style:style style:name="P2" style:family="paragraph" style:parent-style-name="Standard">
      <style:text-properties officeooo:rsid="001c0e84" officeooo:paragraph-rsid="001d6dc8"/>
    </style:style>
    <style:style style:name="P3" style:family="paragraph" style:parent-style-name="Standard">
      <style:text-properties officeooo:rsid="001c0e84" officeooo:paragraph-rsid="00238bdf"/>
    </style:style>
    <style:style style:name="P4" style:family="paragraph" style:parent-style-name="Standard">
      <style:text-properties officeooo:rsid="001ea3fd" officeooo:paragraph-rsid="001ea3fd"/>
    </style:style>
    <style:style style:name="P5" style:family="paragraph" style:parent-style-name="Standard">
      <style:text-properties officeooo:rsid="001ea3fd" officeooo:paragraph-rsid="00238bdf"/>
    </style:style>
    <style:style style:name="P6" style:family="paragraph" style:parent-style-name="Standard">
      <style:text-properties officeooo:rsid="002089e6" officeooo:paragraph-rsid="002089e6"/>
    </style:style>
    <style:style style:name="P7" style:family="paragraph" style:parent-style-name="Standard">
      <style:text-properties officeooo:rsid="002089e6" officeooo:paragraph-rsid="00238bdf"/>
    </style:style>
    <style:style style:name="P8" style:family="paragraph" style:parent-style-name="Standard">
      <style:text-properties officeooo:rsid="00213297" officeooo:paragraph-rsid="00213297"/>
    </style:style>
    <style:style style:name="P9" style:family="paragraph" style:parent-style-name="Standard">
      <style:text-properties officeooo:rsid="00213297" officeooo:paragraph-rsid="00238bdf"/>
    </style:style>
    <style:style style:name="P10" style:family="paragraph" style:parent-style-name="Standard">
      <style:text-properties officeooo:rsid="002263eb" officeooo:paragraph-rsid="002263eb"/>
    </style:style>
    <style:style style:name="T1" style:family="text">
      <style:text-properties officeooo:rsid="001d6dc8"/>
    </style:style>
    <style:style style:name="T2" style:family="text">
      <style:text-properties officeooo:rsid="001d7a6a"/>
    </style:style>
    <style:style style:name="T3" style:family="text">
      <style:text-properties officeooo:rsid="00238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<text:span text:style-name="T2">Todos los montajes se realizaran previamente en Fritzing, después en Arduino y en S4A</text:span></text:p>
      <text:p text:style-name="P1">1º Enciende y apaga el led de la placa <text:span text:style-name="T3">(Arduino yS4A)</text:span></text:p>
      <text:p text:style-name="P3">2º Enciende y apaga un led sin resistencia <text:span text:style-name="T3">(Arduino yS4A)</text:span></text:p>
      <text:p text:style-name="P3">3º Enciende y apaga un led con resistencia <text:span text:style-name="T3">(Arduino yS4A)</text:span></text:p>
      <text:p text:style-name="P3">4º Enciende y apaga tres led de distinto color con resistencia <text:span text:style-name="T1">y cada uno con su negativo (Arduino yS4A)</text:span></text:p>
      <text:p text:style-name="P2"><text:span text:style-name="T1">5º Mismo que el anterior pero todos al negativo</text:span></text:p>
      <text:p text:style-name="P5">6º El coche fantástico SIN ARRAY <text:span text:style-name="T3">(Arduino yS4A)</text:span></text:p>
      <text:p text:style-name="P4">7º El coche fantástico CON ARRAY</text:p>
      <text:p text:style-name="P6">8º El semáforo de coches y peatonal</text:p>
      <text:p text:style-name="P7">9º Enciende led con pulsador <text:span text:style-name="T3">(Arduino yS4A)</text:span></text:p>
      <text:p text:style-name="P6">10º Led con pulsador en modo interruptor</text:p>
      <text:p text:style-name="P9">11º Led RGB Tres colores <text:span text:style-name="T3">(Arduino yS4A)</text:span></text:p>
      <text:p text:style-name="P9">12º Led RGB random <text:span text:style-name="T3">(Arduino yS4A)</text:span></text:p>
      <text:p text:style-name="P8">13º Ejemplo de funcionamiento de potenciómetro</text:p>
      <text:p text:style-name="P8">14º Potenciómetro con led</text:p>
      <text:p text:style-name="P9">15º Sensor de luz <text:span text:style-name="T3">(Arduino yS4A)</text:span></text:p>
      <text:p text:style-name="P10">16º Zumbador</text:p>
      <text:p text:style-name="P10">17º Servomotor</text:p>
      <text:p text:style-name="P8"/>
      <text:p text:style-name="P6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3:04:21.323080196</meta:creation-date>
    <dc:date>2016-10-23T19:38:48.639600531</dc:date>
    <meta:editing-duration>PT3M4S</meta:editing-duration>
    <meta:editing-cycles>1</meta:editing-cycles>
    <meta:document-statistic meta:table-count="0" meta:image-count="0" meta:object-count="0" meta:page-count="1" meta:paragraph-count="19" meta:word-count="142" meta:character-count="804" meta:non-whitespace-character-count="679"/>
    <meta:generator>LibreOffice/5.1.4.2$Linux_X86_64 LibreOffice_project/10m0$Build-2</meta:generator>
  </office:meta>
</office:document-meta>
</file>